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5.26pt"/>
    </style:style>
    <style:style style:name="co2" style:family="table-column">
      <style:table-column-properties fo:break-before="auto" style:column-width="87.39pt"/>
    </style:style>
    <style:style style:name="co3" style:family="table-column">
      <style:table-column-properties fo:break-before="auto" style:column-width="111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2.09pt"/>
    </style:style>
    <style:style style:name="co6" style:family="table-column">
      <style:table-column-properties fo:break-before="auto" style:column-width="62.39pt"/>
    </style:style>
    <style:style style:name="co7" style:family="table-column">
      <style:table-column-properties fo:break-before="auto" style:column-width="48.64pt"/>
    </style:style>
    <style:style style:name="co8" style:family="table-column">
      <style:table-column-properties fo:break-before="auto" style:column-width="52.61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37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Ubuntu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6" style:family="table-cell" style:parent-style-name="Default">
      <style:text-properties style:font-name="Ubuntu"/>
    </style:style>
    <style:style style:name="ce7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ackground-color="#fcd4d1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0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2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5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16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7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style:font-name="Ubuntu" fo:font-weight="bold" style:font-weight-asian="bold" style:font-weight-complex="bold"/>
    </style:style>
    <style:style style:name="ce18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style:font-name="Ubuntu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/>
    </style:style>
    <style:style style:name="ce2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pt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#fffbcc" style:text-align-source="fix" style:repeat-content="false" fo:border="0.06pt solid #000000" style:vertical-align="middle"/>
      <style:paragraph-properties fo:text-align="center" fo:margin-left="0pt"/>
      <style:text-properties style:font-name="Ubuntu"/>
    </style:style>
    <style:style style:name="ce24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pt"/>
      <style:text-properties style:font-name="Ubuntu" fo:font-weight="bold" style:font-weight-asian="bold" style:font-weight-complex="bold"/>
    </style:style>
    <style:style style:name="ce25" style:family="table-cell" style:parent-style-name="Default" style:data-style-name="N122">
      <style:table-cell-properties fo:background-color="#dfcce4" style:text-align-source="fix" style:repeat-content="false" fo:border="0.06pt solid #000000" style:vertical-align="middle"/>
      <style:paragraph-properties fo:text-align="center" fo:margin-left="0pt"/>
      <style:text-properties style:font-name="Ubuntu"/>
    </style:style>
    <style:style style:name="ce26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23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23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n_1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Time in nanoseconds</text:p>
          </table:table-cell>
        </table:table-row>
        <table:table-row table:style-name="ro1">
          <table:table-cell office:value-type="string" calcext:value-type="string">
            <text:p>Average time taken per addition operation</text:p>
          </table:table-cell>
          <table:table-cell office:value-type="float" office:value="0.000000018" calcext:value-type="float">
            <text:p>1.8E-08</text:p>
          </table:table-cell>
          <table:table-cell table:formula="of:=[.B2]*1000000000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verage time taken per multipln operation</text:p>
          </table:table-cell>
          <table:table-cell office:value-type="float" office:value="0.000000111" calcext:value-type="float">
            <text:p>1.11E-07</text:p>
          </table:table-cell>
          <table:table-cell table:formula="of:=[.B3]*1000000000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verage time taken per division operation</text:p>
          </table:table-cell>
          <table:table-cell office:value-type="float" office:value="0.000000099" calcext:value-type="float">
            <text:p>9.9E-08</text:p>
          </table:table-cell>
          <table:table-cell table:formula="of:=[.B4]*1000000000" office:value-type="float" office:value="99" calcext:value-type="float">
            <text:p>99</text:p>
          </table:table-cell>
        </table:table-row>
      </table:table>
      <table:table table:name="qn_1iii" table:style-name="ta1"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6" table:default-cell-style-name="ce6"/>
        <table:table-column table:style-name="co4" table:number-columns-repeated="1008" table:default-cell-style-name="ce6"/>
        <table:table-row table:style-name="ro1">
          <table:table-cell table:style-name="ce3"/>
          <table:table-cell table:style-name="ce4" office:value-type="string" calcext:value-type="string" table:number-columns-spanned="9" table:number-rows-spanned="1">
            <text:p>With Partial Pivoting</text:p>
          </table:table-cell>
          <table:covered-table-cell table:number-columns-repeated="8" table:style-name="ce4"/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3"/>
          <table:table-cell table:style-name="ce7" office:value-type="string" calcext:value-type="string" table:number-columns-spanned="3" table:number-rows-spanned="1">
            <text:p>Forward Elimination</text:p>
          </table:table-cell>
          <table:covered-table-cell table:number-columns-repeated="2" table:style-name="ce7"/>
          <table:table-cell table:style-name="ce12" office:value-type="string" calcext:value-type="string" table:number-columns-spanned="3" table:number-rows-spanned="1">
            <text:p>Back Substitution</text:p>
          </table:table-cell>
          <table:covered-table-cell table:number-columns-repeated="2" table:style-name="ce12"/>
          <table:table-cell table:style-name="ce17" office:value-type="string" calcext:value-type="string" table:number-columns-spanned="3" table:number-rows-spanned="1">
            <text:p>Total</text:p>
          </table:table-cell>
          <table:covered-table-cell table:number-columns-repeated="2" table:style-name="ce17"/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# Add</text:p>
          </table:table-cell>
          <table:table-cell table:style-name="ce7" office:value-type="string" calcext:value-type="string">
            <text:p># Multiply</text:p>
          </table:table-cell>
          <table:table-cell table:style-name="ce7" office:value-type="string" calcext:value-type="string">
            <text:p># Divide</text:p>
          </table:table-cell>
          <table:table-cell table:style-name="ce12" office:value-type="string" calcext:value-type="string">
            <text:p># Add</text:p>
          </table:table-cell>
          <table:table-cell table:style-name="ce12" office:value-type="string" calcext:value-type="string">
            <text:p># Multiply</text:p>
          </table:table-cell>
          <table:table-cell table:style-name="ce12" office:value-type="string" calcext:value-type="string">
            <text:p># Divide</text:p>
          </table:table-cell>
          <table:table-cell table:style-name="ce17" office:value-type="string" calcext:value-type="string">
            <text:p># Add</text:p>
          </table:table-cell>
          <table:table-cell table:style-name="ce17" office:value-type="string" calcext:value-type="string">
            <text:p># Multiply</text:p>
          </table:table-cell>
          <table:table-cell table:style-name="ce17" office:value-type="string" calcext:value-type="string">
            <text:p># Divide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 table:style-name="ce8" office:value-type="float" office:value="333300" calcext:value-type="float">
            <text:p>333300</text:p>
          </table:table-cell>
          <table:table-cell table:style-name="ce8" office:value-type="float" office:value="4950" calcext:value-type="float">
            <text:p>4950</text:p>
          </table:table-cell>
          <table:table-cell table:number-columns-repeated="2" table:style-name="ce13" office:value-type="float" office:value="4950" calcext:value-type="float">
            <text:p>4950</text:p>
          </table:table-cell>
          <table:table-cell table:style-name="ce14" office:value-type="float" office:value="100" calcext:value-type="float">
            <text:p>100</text:p>
          </table:table-cell>
          <table:table-cell table:style-name="ce18" table:formula="of:=[.B4]+[.E4]" office:value-type="float" office:value="338250" calcext:value-type="float">
            <text:p>338250</text:p>
          </table:table-cell>
          <table:table-cell table:style-name="ce18" table:formula="of:=[.C4]+[.F4]" office:value-type="float" office:value="338250" calcext:value-type="float">
            <text:p>338250</text:p>
          </table:table-cell>
          <table:table-cell table:style-name="ce18" table:formula="of:=[.D4]+[.G4]" office:value-type="float" office:value="5050" calcext:value-type="float">
            <text:p>505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number-columns-repeated="2" table:style-name="ce8" office:value-type="float" office:value="2666600" calcext:value-type="float">
            <text:p>2666600</text:p>
          </table:table-cell>
          <table:table-cell table:style-name="ce8" office:value-type="float" office:value="19900" calcext:value-type="float">
            <text:p>19900</text:p>
          </table:table-cell>
          <table:table-cell table:number-columns-repeated="2" table:style-name="ce13" office:value-type="float" office:value="19900" calcext:value-type="float">
            <text:p>19900</text:p>
          </table:table-cell>
          <table:table-cell table:style-name="ce14" office:value-type="float" office:value="200" calcext:value-type="float">
            <text:p>200</text:p>
          </table:table-cell>
          <table:table-cell table:style-name="ce18" table:formula="of:=[.B5]+[.E5]" office:value-type="float" office:value="2686500" calcext:value-type="float">
            <text:p>2686500</text:p>
          </table:table-cell>
          <table:table-cell table:style-name="ce18" table:formula="of:=[.C5]+[.F5]" office:value-type="float" office:value="2686500" calcext:value-type="float">
            <text:p>2686500</text:p>
          </table:table-cell>
          <table:table-cell table:style-name="ce18" table:formula="of:=[.D5]+[.G5]" office:value-type="float" office:value="20100" calcext:value-type="float">
            <text:p>2010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number-columns-repeated="2" table:style-name="ce8" office:value-type="float" office:value="8999900" calcext:value-type="float">
            <text:p>8999900</text:p>
          </table:table-cell>
          <table:table-cell table:style-name="ce8" office:value-type="float" office:value="44850" calcext:value-type="float">
            <text:p>44850</text:p>
          </table:table-cell>
          <table:table-cell table:number-columns-repeated="2" table:style-name="ce13" office:value-type="float" office:value="44850" calcext:value-type="float">
            <text:p>44850</text:p>
          </table:table-cell>
          <table:table-cell table:style-name="ce14" office:value-type="float" office:value="300" calcext:value-type="float">
            <text:p>300</text:p>
          </table:table-cell>
          <table:table-cell table:style-name="ce18" table:formula="of:=[.B6]+[.E6]" office:value-type="float" office:value="9044750" calcext:value-type="float">
            <text:p>9044750</text:p>
          </table:table-cell>
          <table:table-cell table:style-name="ce18" table:formula="of:=[.C6]+[.F6]" office:value-type="float" office:value="9044750" calcext:value-type="float">
            <text:p>9044750</text:p>
          </table:table-cell>
          <table:table-cell table:style-name="ce18" table:formula="of:=[.D6]+[.G6]" office:value-type="float" office:value="45150" calcext:value-type="float">
            <text:p>4515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2" table:style-name="ce8" office:value-type="float" office:value="21333200" calcext:value-type="float">
            <text:p>21333200</text:p>
          </table:table-cell>
          <table:table-cell table:style-name="ce8" office:value-type="float" office:value="79800" calcext:value-type="float">
            <text:p>79800</text:p>
          </table:table-cell>
          <table:table-cell table:style-name="ce13" office:value-type="float" office:value="79800" calcext:value-type="float">
            <text:p>79800</text:p>
          </table:table-cell>
          <table:table-cell table:style-name="ce14" office:value-type="float" office:value="79800" calcext:value-type="float">
            <text:p>79800</text:p>
          </table:table-cell>
          <table:table-cell table:style-name="ce14" office:value-type="float" office:value="400" calcext:value-type="float">
            <text:p>400</text:p>
          </table:table-cell>
          <table:table-cell table:style-name="ce18" table:formula="of:=[.B7]+[.E7]" office:value-type="float" office:value="21413000" calcext:value-type="float">
            <text:p>21413000</text:p>
          </table:table-cell>
          <table:table-cell table:style-name="ce18" table:formula="of:=[.C7]+[.F7]" office:value-type="float" office:value="21413000" calcext:value-type="float">
            <text:p>21413000</text:p>
          </table:table-cell>
          <table:table-cell table:style-name="ce18" table:formula="of:=[.D7]+[.G7]" office:value-type="float" office:value="80200" calcext:value-type="float">
            <text:p>8020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number-columns-repeated="2" table:style-name="ce9" office:value-type="float" office:value="41666500" calcext:value-type="float">
            <text:p>41666500</text:p>
          </table:table-cell>
          <table:table-cell table:style-name="ce9" office:value-type="float" office:value="124750" calcext:value-type="float">
            <text:p>124750</text:p>
          </table:table-cell>
          <table:table-cell table:number-columns-repeated="2" table:style-name="ce14" office:value-type="float" office:value="124750" calcext:value-type="float">
            <text:p>124750</text:p>
          </table:table-cell>
          <table:table-cell table:style-name="ce14" office:value-type="float" office:value="500" calcext:value-type="float">
            <text:p>500</text:p>
          </table:table-cell>
          <table:table-cell table:style-name="ce18" table:formula="of:=[.B8]+[.E8]" office:value-type="float" office:value="41791250" calcext:value-type="float">
            <text:p>41791250</text:p>
          </table:table-cell>
          <table:table-cell table:style-name="ce18" table:formula="of:=[.C8]+[.F8]" office:value-type="float" office:value="41791250" calcext:value-type="float">
            <text:p>41791250</text:p>
          </table:table-cell>
          <table:table-cell table:style-name="ce18" table:formula="of:=[.D8]+[.G8]" office:value-type="float" office:value="125250" calcext:value-type="float">
            <text:p>12525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number-columns-repeated="2" table:style-name="ce9" office:value-type="float" office:value="71999800" calcext:value-type="float">
            <text:p>71999800</text:p>
          </table:table-cell>
          <table:table-cell table:style-name="ce9" office:value-type="float" office:value="179700" calcext:value-type="float">
            <text:p>179700</text:p>
          </table:table-cell>
          <table:table-cell table:number-columns-repeated="2" table:style-name="ce14" office:value-type="float" office:value="179700" calcext:value-type="float">
            <text:p>179700</text:p>
          </table:table-cell>
          <table:table-cell table:style-name="ce14" office:value-type="float" office:value="600" calcext:value-type="float">
            <text:p>600</text:p>
          </table:table-cell>
          <table:table-cell table:style-name="ce18" table:formula="of:=[.B9]+[.E9]" office:value-type="float" office:value="72179500" calcext:value-type="float">
            <text:p>72179500</text:p>
          </table:table-cell>
          <table:table-cell table:style-name="ce18" table:formula="of:=[.C9]+[.F9]" office:value-type="float" office:value="72179500" calcext:value-type="float">
            <text:p>72179500</text:p>
          </table:table-cell>
          <table:table-cell table:style-name="ce18" table:formula="of:=[.D9]+[.G9]" office:value-type="float" office:value="180300" calcext:value-type="float">
            <text:p>18030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number-columns-repeated="2" table:style-name="ce9" office:value-type="float" office:value="114333100" calcext:value-type="float">
            <text:p>114333100</text:p>
          </table:table-cell>
          <table:table-cell table:style-name="ce9" office:value-type="float" office:value="244650" calcext:value-type="float">
            <text:p>244650</text:p>
          </table:table-cell>
          <table:table-cell table:number-columns-repeated="2" table:style-name="ce14" office:value-type="float" office:value="244650" calcext:value-type="float">
            <text:p>244650</text:p>
          </table:table-cell>
          <table:table-cell table:style-name="ce14" office:value-type="float" office:value="700" calcext:value-type="float">
            <text:p>700</text:p>
          </table:table-cell>
          <table:table-cell table:style-name="ce18" table:formula="of:=[.B10]+[.E10]" office:value-type="float" office:value="114577750" calcext:value-type="float">
            <text:p>114577750</text:p>
          </table:table-cell>
          <table:table-cell table:style-name="ce18" table:formula="of:=[.C10]+[.F10]" office:value-type="float" office:value="114577750" calcext:value-type="float">
            <text:p>114577750</text:p>
          </table:table-cell>
          <table:table-cell table:style-name="ce18" table:formula="of:=[.D10]+[.G10]" office:value-type="float" office:value="245350" calcext:value-type="float">
            <text:p>24535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number-columns-repeated="2" table:style-name="ce9" office:value-type="float" office:value="170666400" calcext:value-type="float">
            <text:p>170666400</text:p>
          </table:table-cell>
          <table:table-cell table:style-name="ce9" office:value-type="float" office:value="319600" calcext:value-type="float">
            <text:p>319600</text:p>
          </table:table-cell>
          <table:table-cell table:number-columns-repeated="2" table:style-name="ce14" office:value-type="float" office:value="319600" calcext:value-type="float">
            <text:p>319600</text:p>
          </table:table-cell>
          <table:table-cell table:style-name="ce14" office:value-type="float" office:value="800" calcext:value-type="float">
            <text:p>800</text:p>
          </table:table-cell>
          <table:table-cell table:style-name="ce18" table:formula="of:=[.B11]+[.E11]" office:value-type="float" office:value="170986000" calcext:value-type="float">
            <text:p>170986000</text:p>
          </table:table-cell>
          <table:table-cell table:style-name="ce18" table:formula="of:=[.C11]+[.F11]" office:value-type="float" office:value="170986000" calcext:value-type="float">
            <text:p>170986000</text:p>
          </table:table-cell>
          <table:table-cell table:style-name="ce18" table:formula="of:=[.D11]+[.G11]" office:value-type="float" office:value="320400" calcext:value-type="float">
            <text:p>32040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number-columns-repeated="2" table:style-name="ce9" office:value-type="float" office:value="242999700" calcext:value-type="float">
            <text:p>242999700</text:p>
          </table:table-cell>
          <table:table-cell table:style-name="ce9" office:value-type="float" office:value="404550" calcext:value-type="float">
            <text:p>404550</text:p>
          </table:table-cell>
          <table:table-cell table:number-columns-repeated="2" table:style-name="ce14" office:value-type="float" office:value="404550" calcext:value-type="float">
            <text:p>404550</text:p>
          </table:table-cell>
          <table:table-cell table:style-name="ce14" office:value-type="float" office:value="900" calcext:value-type="float">
            <text:p>900</text:p>
          </table:table-cell>
          <table:table-cell table:style-name="ce18" table:formula="of:=[.B12]+[.E12]" office:value-type="float" office:value="243404250" calcext:value-type="float">
            <text:p>243404250</text:p>
          </table:table-cell>
          <table:table-cell table:style-name="ce18" table:formula="of:=[.C12]+[.F12]" office:value-type="float" office:value="243404250" calcext:value-type="float">
            <text:p>243404250</text:p>
          </table:table-cell>
          <table:table-cell table:style-name="ce18" table:formula="of:=[.D12]+[.G12]" office:value-type="float" office:value="405450" calcext:value-type="float">
            <text:p>405450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number-columns-repeated="2" table:style-name="ce9" office:value-type="float" office:value="333333000" calcext:value-type="float">
            <text:p>333333000</text:p>
          </table:table-cell>
          <table:table-cell table:style-name="ce9" office:value-type="float" office:value="499500" calcext:value-type="float">
            <text:p>499500</text:p>
          </table:table-cell>
          <table:table-cell table:number-columns-repeated="2" table:style-name="ce14" office:value-type="float" office:value="499500" calcext:value-type="float">
            <text:p>499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8" table:formula="of:=[.B13]+[.E13]" office:value-type="float" office:value="333832500" calcext:value-type="float">
            <text:p>333832500</text:p>
          </table:table-cell>
          <table:table-cell table:style-name="ce18" table:formula="of:=[.C13]+[.F13]" office:value-type="float" office:value="333832500" calcext:value-type="float">
            <text:p>333832500</text:p>
          </table:table-cell>
          <table:table-cell table:style-name="ce18" table:formula="of:=[.D13]+[.G13]" office:value-type="float" office:value="500500" calcext:value-type="float">
            <text:p>500500</text:p>
          </table:table-cell>
          <table:table-cell table:style-name="Default" table:number-columns-repeated="9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4" office:value-type="string" calcext:value-type="string" table:number-columns-spanned="9" table:number-rows-spanned="1">
            <text:p>Without Partial Pivoting</text:p>
          </table:table-cell>
          <table:covered-table-cell table:number-columns-repeated="8" table:style-name="ce4"/>
          <table:table-cell table:number-columns-repeated="1014"/>
        </table:table-row>
        <table:table-row table:style-name="ro1">
          <table:table-cell table:style-name="ce3"/>
          <table:table-cell table:style-name="ce7" office:value-type="string" calcext:value-type="string" table:number-columns-spanned="3" table:number-rows-spanned="1">
            <text:p>Forward Elimination</text:p>
          </table:table-cell>
          <table:covered-table-cell table:number-columns-repeated="2" table:style-name="ce7"/>
          <table:table-cell table:style-name="ce12" office:value-type="string" calcext:value-type="string" table:number-columns-spanned="3" table:number-rows-spanned="1">
            <text:p>Back Substitution</text:p>
          </table:table-cell>
          <table:covered-table-cell table:number-columns-repeated="2" table:style-name="ce12"/>
          <table:table-cell table:style-name="ce17" office:value-type="string" calcext:value-type="string" table:number-columns-spanned="3" table:number-rows-spanned="1">
            <text:p>Total</text:p>
          </table:table-cell>
          <table:covered-table-cell table:number-columns-repeated="2" table:style-name="ce17"/>
          <table:table-cell table:number-columns-repeated="1014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7" office:value-type="string" calcext:value-type="string">
            <text:p># Add</text:p>
          </table:table-cell>
          <table:table-cell table:style-name="ce7" office:value-type="string" calcext:value-type="string">
            <text:p># Multiply</text:p>
          </table:table-cell>
          <table:table-cell table:style-name="ce7" office:value-type="string" calcext:value-type="string">
            <text:p># Divide</text:p>
          </table:table-cell>
          <table:table-cell table:style-name="ce12" office:value-type="string" calcext:value-type="string">
            <text:p># Add</text:p>
          </table:table-cell>
          <table:table-cell table:style-name="ce12" office:value-type="string" calcext:value-type="string">
            <text:p># Multiply</text:p>
          </table:table-cell>
          <table:table-cell table:style-name="ce12" office:value-type="string" calcext:value-type="string">
            <text:p># Divide</text:p>
          </table:table-cell>
          <table:table-cell table:style-name="ce17" office:value-type="string" calcext:value-type="string">
            <text:p># Add</text:p>
          </table:table-cell>
          <table:table-cell table:style-name="ce17" office:value-type="string" calcext:value-type="string">
            <text:p># Multiply</text:p>
          </table:table-cell>
          <table:table-cell table:style-name="ce17" office:value-type="string" calcext:value-type="string">
            <text:p># Divide</text:p>
          </table:table-cell>
          <table:table-cell table:number-columns-repeated="1014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 table:style-name="ce8" office:value-type="float" office:value="333300" calcext:value-type="float">
            <text:p>333300</text:p>
          </table:table-cell>
          <table:table-cell table:style-name="ce8" office:value-type="float" office:value="4950" calcext:value-type="float">
            <text:p>4950</text:p>
          </table:table-cell>
          <table:table-cell table:number-columns-repeated="2" table:style-name="ce13" office:value-type="float" office:value="4950" calcext:value-type="float">
            <text:p>4950</text:p>
          </table:table-cell>
          <table:table-cell table:style-name="ce14" office:value-type="float" office:value="100" calcext:value-type="float">
            <text:p>100</text:p>
          </table:table-cell>
          <table:table-cell table:style-name="ce18" table:formula="of:=[.B19]+[.E19]" office:value-type="float" office:value="338250" calcext:value-type="float">
            <text:p>338250</text:p>
          </table:table-cell>
          <table:table-cell table:style-name="ce18" table:formula="of:=[.C19]+[.F19]" office:value-type="float" office:value="338250" calcext:value-type="float">
            <text:p>338250</text:p>
          </table:table-cell>
          <table:table-cell table:style-name="ce18" table:formula="of:=[.D19]+[.G19]" office:value-type="float" office:value="5050" calcext:value-type="float">
            <text:p>5050</text:p>
          </table:table-cell>
          <table:table-cell table:number-columns-repeated="1014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number-columns-repeated="2" table:style-name="ce8" office:value-type="float" office:value="2666600" calcext:value-type="float">
            <text:p>2666600</text:p>
          </table:table-cell>
          <table:table-cell table:style-name="ce8" office:value-type="float" office:value="19900" calcext:value-type="float">
            <text:p>19900</text:p>
          </table:table-cell>
          <table:table-cell table:number-columns-repeated="2" table:style-name="ce13" office:value-type="float" office:value="19900" calcext:value-type="float">
            <text:p>19900</text:p>
          </table:table-cell>
          <table:table-cell table:style-name="ce14" office:value-type="float" office:value="200" calcext:value-type="float">
            <text:p>200</text:p>
          </table:table-cell>
          <table:table-cell table:style-name="ce18" table:formula="of:=[.B20]+[.E20]" office:value-type="float" office:value="2686500" calcext:value-type="float">
            <text:p>2686500</text:p>
          </table:table-cell>
          <table:table-cell table:style-name="ce18" table:formula="of:=[.C20]+[.F20]" office:value-type="float" office:value="2686500" calcext:value-type="float">
            <text:p>2686500</text:p>
          </table:table-cell>
          <table:table-cell table:style-name="ce18" table:formula="of:=[.D20]+[.G20]" office:value-type="float" office:value="20100" calcext:value-type="float">
            <text:p>20100</text:p>
          </table:table-cell>
          <table:table-cell table:number-columns-repeated="1014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number-columns-repeated="2" table:style-name="ce8" office:value-type="float" office:value="8999900" calcext:value-type="float">
            <text:p>8999900</text:p>
          </table:table-cell>
          <table:table-cell table:style-name="ce8" office:value-type="float" office:value="44850" calcext:value-type="float">
            <text:p>44850</text:p>
          </table:table-cell>
          <table:table-cell table:number-columns-repeated="2" table:style-name="ce13" office:value-type="float" office:value="44850" calcext:value-type="float">
            <text:p>44850</text:p>
          </table:table-cell>
          <table:table-cell table:style-name="ce14" office:value-type="float" office:value="300" calcext:value-type="float">
            <text:p>300</text:p>
          </table:table-cell>
          <table:table-cell table:style-name="ce18" table:formula="of:=[.B21]+[.E21]" office:value-type="float" office:value="9044750" calcext:value-type="float">
            <text:p>9044750</text:p>
          </table:table-cell>
          <table:table-cell table:style-name="ce18" table:formula="of:=[.C21]+[.F21]" office:value-type="float" office:value="9044750" calcext:value-type="float">
            <text:p>9044750</text:p>
          </table:table-cell>
          <table:table-cell table:style-name="ce18" table:formula="of:=[.D21]+[.G21]" office:value-type="float" office:value="45150" calcext:value-type="float">
            <text:p>45150</text:p>
          </table:table-cell>
          <table:table-cell table:number-columns-repeated="1014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2" table:style-name="ce8" office:value-type="float" office:value="21333200" calcext:value-type="float">
            <text:p>21333200</text:p>
          </table:table-cell>
          <table:table-cell table:style-name="ce8" office:value-type="float" office:value="79800" calcext:value-type="float">
            <text:p>79800</text:p>
          </table:table-cell>
          <table:table-cell table:style-name="ce13" office:value-type="float" office:value="79800" calcext:value-type="float">
            <text:p>79800</text:p>
          </table:table-cell>
          <table:table-cell table:style-name="ce14" office:value-type="float" office:value="79800" calcext:value-type="float">
            <text:p>79800</text:p>
          </table:table-cell>
          <table:table-cell table:style-name="ce14" office:value-type="float" office:value="400" calcext:value-type="float">
            <text:p>400</text:p>
          </table:table-cell>
          <table:table-cell table:style-name="ce18" table:formula="of:=[.B22]+[.E22]" office:value-type="float" office:value="21413000" calcext:value-type="float">
            <text:p>21413000</text:p>
          </table:table-cell>
          <table:table-cell table:style-name="ce18" table:formula="of:=[.C22]+[.F22]" office:value-type="float" office:value="21413000" calcext:value-type="float">
            <text:p>21413000</text:p>
          </table:table-cell>
          <table:table-cell table:style-name="ce18" table:formula="of:=[.D22]+[.G22]" office:value-type="float" office:value="80200" calcext:value-type="float">
            <text:p>80200</text:p>
          </table:table-cell>
          <table:table-cell table:number-columns-repeated="1014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number-columns-repeated="2" table:style-name="ce9" office:value-type="float" office:value="41666500" calcext:value-type="float">
            <text:p>41666500</text:p>
          </table:table-cell>
          <table:table-cell table:style-name="ce9" office:value-type="float" office:value="124750" calcext:value-type="float">
            <text:p>124750</text:p>
          </table:table-cell>
          <table:table-cell table:number-columns-repeated="2" table:style-name="ce14" office:value-type="float" office:value="124750" calcext:value-type="float">
            <text:p>124750</text:p>
          </table:table-cell>
          <table:table-cell table:style-name="ce14" office:value-type="float" office:value="500" calcext:value-type="float">
            <text:p>500</text:p>
          </table:table-cell>
          <table:table-cell table:style-name="ce18" table:formula="of:=[.B23]+[.E23]" office:value-type="float" office:value="41791250" calcext:value-type="float">
            <text:p>41791250</text:p>
          </table:table-cell>
          <table:table-cell table:style-name="ce18" table:formula="of:=[.C23]+[.F23]" office:value-type="float" office:value="41791250" calcext:value-type="float">
            <text:p>41791250</text:p>
          </table:table-cell>
          <table:table-cell table:style-name="ce18" table:formula="of:=[.D23]+[.G23]" office:value-type="float" office:value="125250" calcext:value-type="float">
            <text:p>125250</text:p>
          </table:table-cell>
          <table:table-cell table:number-columns-repeated="1014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number-columns-repeated="2" table:style-name="ce9" office:value-type="float" office:value="71999800" calcext:value-type="float">
            <text:p>71999800</text:p>
          </table:table-cell>
          <table:table-cell table:style-name="ce9" office:value-type="float" office:value="179700" calcext:value-type="float">
            <text:p>179700</text:p>
          </table:table-cell>
          <table:table-cell table:number-columns-repeated="2" table:style-name="ce14" office:value-type="float" office:value="179700" calcext:value-type="float">
            <text:p>179700</text:p>
          </table:table-cell>
          <table:table-cell table:style-name="ce14" office:value-type="float" office:value="600" calcext:value-type="float">
            <text:p>600</text:p>
          </table:table-cell>
          <table:table-cell table:style-name="ce18" table:formula="of:=[.B24]+[.E24]" office:value-type="float" office:value="72179500" calcext:value-type="float">
            <text:p>72179500</text:p>
          </table:table-cell>
          <table:table-cell table:style-name="ce18" table:formula="of:=[.C24]+[.F24]" office:value-type="float" office:value="72179500" calcext:value-type="float">
            <text:p>72179500</text:p>
          </table:table-cell>
          <table:table-cell table:style-name="ce18" table:formula="of:=[.D24]+[.G24]" office:value-type="float" office:value="180300" calcext:value-type="float">
            <text:p>180300</text:p>
          </table:table-cell>
          <table:table-cell table:number-columns-repeated="1014"/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number-columns-repeated="2" table:style-name="ce9" office:value-type="float" office:value="114333100" calcext:value-type="float">
            <text:p>114333100</text:p>
          </table:table-cell>
          <table:table-cell table:style-name="ce9" office:value-type="float" office:value="244650" calcext:value-type="float">
            <text:p>244650</text:p>
          </table:table-cell>
          <table:table-cell table:number-columns-repeated="2" table:style-name="ce14" office:value-type="float" office:value="244650" calcext:value-type="float">
            <text:p>244650</text:p>
          </table:table-cell>
          <table:table-cell table:style-name="ce14" office:value-type="float" office:value="700" calcext:value-type="float">
            <text:p>700</text:p>
          </table:table-cell>
          <table:table-cell table:style-name="ce18" table:formula="of:=[.B25]+[.E25]" office:value-type="float" office:value="114577750" calcext:value-type="float">
            <text:p>114577750</text:p>
          </table:table-cell>
          <table:table-cell table:style-name="ce18" table:formula="of:=[.C25]+[.F25]" office:value-type="float" office:value="114577750" calcext:value-type="float">
            <text:p>114577750</text:p>
          </table:table-cell>
          <table:table-cell table:style-name="ce18" table:formula="of:=[.D25]+[.G25]" office:value-type="float" office:value="245350" calcext:value-type="float">
            <text:p>245350</text:p>
          </table:table-cell>
          <table:table-cell table:number-columns-repeated="1014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number-columns-repeated="2" table:style-name="ce9" office:value-type="float" office:value="170666400" calcext:value-type="float">
            <text:p>170666400</text:p>
          </table:table-cell>
          <table:table-cell table:style-name="ce9" office:value-type="float" office:value="319600" calcext:value-type="float">
            <text:p>319600</text:p>
          </table:table-cell>
          <table:table-cell table:number-columns-repeated="2" table:style-name="ce14" office:value-type="float" office:value="319600" calcext:value-type="float">
            <text:p>319600</text:p>
          </table:table-cell>
          <table:table-cell table:style-name="ce14" office:value-type="float" office:value="800" calcext:value-type="float">
            <text:p>800</text:p>
          </table:table-cell>
          <table:table-cell table:style-name="ce18" table:formula="of:=[.B26]+[.E26]" office:value-type="float" office:value="170986000" calcext:value-type="float">
            <text:p>170986000</text:p>
          </table:table-cell>
          <table:table-cell table:style-name="ce18" table:formula="of:=[.C26]+[.F26]" office:value-type="float" office:value="170986000" calcext:value-type="float">
            <text:p>170986000</text:p>
          </table:table-cell>
          <table:table-cell table:style-name="ce18" table:formula="of:=[.D26]+[.G26]" office:value-type="float" office:value="320400" calcext:value-type="float">
            <text:p>320400</text:p>
          </table:table-cell>
          <table:table-cell table:number-columns-repeated="1014"/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number-columns-repeated="2" table:style-name="ce9" office:value-type="float" office:value="242999700" calcext:value-type="float">
            <text:p>242999700</text:p>
          </table:table-cell>
          <table:table-cell table:style-name="ce9" office:value-type="float" office:value="404550" calcext:value-type="float">
            <text:p>404550</text:p>
          </table:table-cell>
          <table:table-cell table:number-columns-repeated="2" table:style-name="ce14" office:value-type="float" office:value="404550" calcext:value-type="float">
            <text:p>404550</text:p>
          </table:table-cell>
          <table:table-cell table:style-name="ce14" office:value-type="float" office:value="900" calcext:value-type="float">
            <text:p>900</text:p>
          </table:table-cell>
          <table:table-cell table:style-name="ce18" table:formula="of:=[.B27]+[.E27]" office:value-type="float" office:value="243404250" calcext:value-type="float">
            <text:p>243404250</text:p>
          </table:table-cell>
          <table:table-cell table:style-name="ce18" table:formula="of:=[.C27]+[.F27]" office:value-type="float" office:value="243404250" calcext:value-type="float">
            <text:p>243404250</text:p>
          </table:table-cell>
          <table:table-cell table:style-name="ce18" table:formula="of:=[.D27]+[.G27]" office:value-type="float" office:value="405450" calcext:value-type="float">
            <text:p>405450</text:p>
          </table:table-cell>
          <table:table-cell table:number-columns-repeated="101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number-columns-repeated="2" table:style-name="ce9" office:value-type="float" office:value="333333000" calcext:value-type="float">
            <text:p>333333000</text:p>
          </table:table-cell>
          <table:table-cell table:style-name="ce9" office:value-type="float" office:value="499500" calcext:value-type="float">
            <text:p>499500</text:p>
          </table:table-cell>
          <table:table-cell table:number-columns-repeated="2" table:style-name="ce14" office:value-type="float" office:value="499500" calcext:value-type="float">
            <text:p>4995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8" table:formula="of:=[.B28]+[.E28]" office:value-type="float" office:value="333832500" calcext:value-type="float">
            <text:p>333832500</text:p>
          </table:table-cell>
          <table:table-cell table:style-name="ce18" table:formula="of:=[.C28]+[.F28]" office:value-type="float" office:value="333832500" calcext:value-type="float">
            <text:p>333832500</text:p>
          </table:table-cell>
          <table:table-cell table:style-name="ce18" table:formula="of:=[.D28]+[.G28]" office:value-type="float" office:value="500500" calcext:value-type="float">
            <text:p>500500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 table:number-columns-spanned="3" table:number-rows-spanned="1">
            <text:p>With Partial Pivoting</text:p>
          </table:table-cell>
          <table:covered-table-cell table:number-columns-repeated="2" table:style-name="ce10"/>
          <table:table-cell table:style-name="ce15" office:value-type="string" calcext:value-type="string" table:number-columns-spanned="3" table:number-rows-spanned="1">
            <text:p>Without Partial Pivoting</text:p>
          </table:table-cell>
          <table:covered-table-cell table:number-columns-repeated="2" table:style-name="ce15"/>
          <table:table-cell table:number-columns-repeated="1017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10" office:value-type="string" calcext:value-type="string">
            <text:p># Add</text:p>
          </table:table-cell>
          <table:table-cell table:style-name="ce10" office:value-type="string" calcext:value-type="string">
            <text:p># Multiply</text:p>
          </table:table-cell>
          <table:table-cell table:style-name="ce10" office:value-type="string" calcext:value-type="string">
            <text:p># Divide</text:p>
          </table:table-cell>
          <table:table-cell table:style-name="ce15" office:value-type="string" calcext:value-type="string">
            <text:p># Add</text:p>
          </table:table-cell>
          <table:table-cell table:style-name="ce15" office:value-type="string" calcext:value-type="string">
            <text:p># Multiply</text:p>
          </table:table-cell>
          <table:table-cell table:style-name="ce15" office:value-type="string" calcext:value-type="string">
            <text:p># Divide</text:p>
          </table:table-cell>
          <table:table-cell table:number-columns-repeated="101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number-columns-repeated="2" table:style-name="ce11" office:value-type="float" office:value="338250" calcext:value-type="float">
            <text:p>338250</text:p>
          </table:table-cell>
          <table:table-cell table:style-name="ce11" office:value-type="float" office:value="5050" calcext:value-type="float">
            <text:p>5050</text:p>
          </table:table-cell>
          <table:table-cell table:number-columns-repeated="2" table:style-name="ce16" office:value-type="float" office:value="338250" calcext:value-type="float">
            <text:p>338250</text:p>
          </table:table-cell>
          <table:table-cell table:style-name="ce16" office:value-type="float" office:value="5050" calcext:value-type="float">
            <text:p>5050</text:p>
          </table:table-cell>
          <table:table-cell table:number-columns-repeated="1017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number-columns-repeated="2" table:style-name="ce11" office:value-type="float" office:value="2686500" calcext:value-type="float">
            <text:p>2686500</text:p>
          </table:table-cell>
          <table:table-cell table:style-name="ce11" office:value-type="float" office:value="20100" calcext:value-type="float">
            <text:p>20100</text:p>
          </table:table-cell>
          <table:table-cell table:number-columns-repeated="2" table:style-name="ce16" office:value-type="float" office:value="2686500" calcext:value-type="float">
            <text:p>2686500</text:p>
          </table:table-cell>
          <table:table-cell table:style-name="ce16" office:value-type="float" office:value="20100" calcext:value-type="float">
            <text:p>20100</text:p>
          </table:table-cell>
          <table:table-cell table:number-columns-repeated="1017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number-columns-repeated="2" table:style-name="ce11" office:value-type="float" office:value="9044750" calcext:value-type="float">
            <text:p>9044750</text:p>
          </table:table-cell>
          <table:table-cell table:style-name="ce11" office:value-type="float" office:value="45150" calcext:value-type="float">
            <text:p>45150</text:p>
          </table:table-cell>
          <table:table-cell table:number-columns-repeated="2" table:style-name="ce16" office:value-type="float" office:value="9044750" calcext:value-type="float">
            <text:p>9044750</text:p>
          </table:table-cell>
          <table:table-cell table:style-name="ce16" office:value-type="float" office:value="45150" calcext:value-type="float">
            <text:p>45150</text:p>
          </table:table-cell>
          <table:table-cell table:number-columns-repeated="1017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number-columns-repeated="2" table:style-name="ce11" office:value-type="float" office:value="21413000" calcext:value-type="float">
            <text:p>21413000</text:p>
          </table:table-cell>
          <table:table-cell table:style-name="ce11" office:value-type="float" office:value="80200" calcext:value-type="float">
            <text:p>80200</text:p>
          </table:table-cell>
          <table:table-cell table:number-columns-repeated="2" table:style-name="ce16" office:value-type="float" office:value="21413000" calcext:value-type="float">
            <text:p>21413000</text:p>
          </table:table-cell>
          <table:table-cell table:style-name="ce16" office:value-type="float" office:value="80200" calcext:value-type="float">
            <text:p>80200</text:p>
          </table:table-cell>
          <table:table-cell table:number-columns-repeated="1017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number-columns-repeated="2" table:style-name="ce11" office:value-type="float" office:value="41791250" calcext:value-type="float">
            <text:p>41791250</text:p>
          </table:table-cell>
          <table:table-cell table:style-name="ce11" office:value-type="float" office:value="125250" calcext:value-type="float">
            <text:p>125250</text:p>
          </table:table-cell>
          <table:table-cell table:number-columns-repeated="2" table:style-name="ce16" office:value-type="float" office:value="41791250" calcext:value-type="float">
            <text:p>41791250</text:p>
          </table:table-cell>
          <table:table-cell table:style-name="ce16" office:value-type="float" office:value="125250" calcext:value-type="float">
            <text:p>125250</text:p>
          </table:table-cell>
          <table:table-cell table:number-columns-repeated="1017"/>
        </table:table-row>
        <table:table-row table:style-name="ro1">
          <table:table-cell table:style-name="ce5" office:value-type="float" office:value="600" calcext:value-type="float">
            <text:p>600</text:p>
          </table:table-cell>
          <table:table-cell table:number-columns-repeated="2" table:style-name="ce11" office:value-type="float" office:value="72179500" calcext:value-type="float">
            <text:p>72179500</text:p>
          </table:table-cell>
          <table:table-cell table:style-name="ce11" office:value-type="float" office:value="180300" calcext:value-type="float">
            <text:p>180300</text:p>
          </table:table-cell>
          <table:table-cell table:number-columns-repeated="2" table:style-name="ce16" office:value-type="float" office:value="72179500" calcext:value-type="float">
            <text:p>72179500</text:p>
          </table:table-cell>
          <table:table-cell table:style-name="ce16" office:value-type="float" office:value="180300" calcext:value-type="float">
            <text:p>180300</text:p>
          </table:table-cell>
          <table:table-cell table:number-columns-repeated="1017"/>
        </table:table-row>
        <table:table-row table:style-name="ro1">
          <table:table-cell table:style-name="ce5" office:value-type="float" office:value="700" calcext:value-type="float">
            <text:p>700</text:p>
          </table:table-cell>
          <table:table-cell table:number-columns-repeated="2" table:style-name="ce11" office:value-type="float" office:value="114577750" calcext:value-type="float">
            <text:p>114577750</text:p>
          </table:table-cell>
          <table:table-cell table:style-name="ce11" office:value-type="float" office:value="245350" calcext:value-type="float">
            <text:p>245350</text:p>
          </table:table-cell>
          <table:table-cell table:number-columns-repeated="2" table:style-name="ce16" office:value-type="float" office:value="114577750" calcext:value-type="float">
            <text:p>114577750</text:p>
          </table:table-cell>
          <table:table-cell table:style-name="ce16" office:value-type="float" office:value="245350" calcext:value-type="float">
            <text:p>245350</text:p>
          </table:table-cell>
          <table:table-cell table:number-columns-repeated="1017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number-columns-repeated="2" table:style-name="ce11" office:value-type="float" office:value="170986000" calcext:value-type="float">
            <text:p>170986000</text:p>
          </table:table-cell>
          <table:table-cell table:style-name="ce11" office:value-type="float" office:value="320400" calcext:value-type="float">
            <text:p>320400</text:p>
          </table:table-cell>
          <table:table-cell table:number-columns-repeated="2" table:style-name="ce16" office:value-type="float" office:value="170986000" calcext:value-type="float">
            <text:p>170986000</text:p>
          </table:table-cell>
          <table:table-cell table:style-name="ce16" office:value-type="float" office:value="320400" calcext:value-type="float">
            <text:p>320400</text:p>
          </table:table-cell>
          <table:table-cell table:number-columns-repeated="1017"/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number-columns-repeated="2" table:style-name="ce11" office:value-type="float" office:value="243404250" calcext:value-type="float">
            <text:p>243404250</text:p>
          </table:table-cell>
          <table:table-cell table:style-name="ce11" office:value-type="float" office:value="405450" calcext:value-type="float">
            <text:p>405450</text:p>
          </table:table-cell>
          <table:table-cell table:number-columns-repeated="2" table:style-name="ce16" office:value-type="float" office:value="243404250" calcext:value-type="float">
            <text:p>243404250</text:p>
          </table:table-cell>
          <table:table-cell table:style-name="ce16" office:value-type="float" office:value="405450" calcext:value-type="float">
            <text:p>405450</text:p>
          </table:table-cell>
          <table:table-cell table:number-columns-repeated="1017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number-columns-repeated="2" table:style-name="ce11" office:value-type="float" office:value="333832500" calcext:value-type="float">
            <text:p>333832500</text:p>
          </table:table-cell>
          <table:table-cell table:style-name="ce11" office:value-type="float" office:value="500500" calcext:value-type="float">
            <text:p>500500</text:p>
          </table:table-cell>
          <table:table-cell table:number-columns-repeated="2" table:style-name="ce16" office:value-type="float" office:value="333832500" calcext:value-type="float">
            <text:p>333832500</text:p>
          </table:table-cell>
          <table:table-cell table:style-name="ce16" office:value-type="float" office:value="500500" calcext:value-type="float">
            <text:p>5005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n_1iv" table:style-name="ta1">
        <table:shapes>
          <draw:frame draw:z-index="0" draw:style-name="gr1" draw:text-style-name="P1" svg:width="363.69pt" svg:height="210.05pt" svg:x="0pt" svg:y="188.42pt">
            <draw:object draw:notify-on-update-of-ranges="qn_1iv.C3:qn_1iv.C12 qn_1iv.G3:qn_1iv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0.52pt" svg:height="208.4pt" svg:x="369.04pt" svg:y="189.16pt">
            <draw:object draw:notify-on-update-of-ranges="qn_1iv.C3:qn_1iv.C12 qn_1iv.E3:qn_1iv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ce20"/>
        <table:table-column table:style-name="co6" table:default-cell-style-name="ce20"/>
        <table:table-column table:style-name="co10" table:default-cell-style-name="ce21"/>
        <table:table-column table:style-name="co6" table:number-columns-repeated="2" table:default-cell-style-name="ce23"/>
        <table:table-column table:style-name="co6" table:default-cell-style-name="ce25"/>
        <table:table-column table:style-name="co4" table:default-cell-style-name="ce25"/>
        <table:table-column table:style-name="co4" table:number-columns-repeated="6" table:default-cell-style-name="ce27"/>
        <table:table-row table:style-name="ro2">
          <table:table-cell table:style-name="ce19" office:value-type="string" calcext:value-type="string">
            <text:p>Size</text:p>
            <text:p>Of</text:p>
            <text:p>Problem</text:p>
          </table:table-cell>
          <table:table-cell table:style-name="ce19" office:value-type="string" calcext:value-type="string">
            <text:p>Theoritical</text:p>
            <text:p>Time</text:p>
          </table:table-cell>
          <table:table-cell table:style-name="ce19"/>
          <table:table-cell table:style-name="ce22" office:value-type="string" calcext:value-type="string" table:number-columns-spanned="2" table:number-rows-spanned="1">
            <text:p>Actual Time With </text:p>
            <text:p>Partial </text:p>
            <text:p>Pivoting</text:p>
          </table:table-cell>
          <table:covered-table-cell table:style-name="ce22"/>
          <table:table-cell table:style-name="ce24" office:value-type="string" calcext:value-type="string" table:number-columns-spanned="2" table:number-rows-spanned="1">
            <text:p>Actual Time Without </text:p>
            <text:p>Partial </text:p>
            <text:p>Pivoting</text:p>
          </table:table-cell>
          <table:covered-table-cell table:style-name="ce24"/>
          <table:table-cell table:style-name="ce26" office:value-type="string" calcext:value-type="string" table:number-columns-spanned="3" table:number-rows-spanned="1">
            <text:p>Slope </text:p>
            <text:p>Calculation</text:p>
            <text:p>(With Partial Pivoting)</text:p>
          </table:table-cell>
          <table:covered-table-cell table:number-columns-repeated="2" table:style-name="ce29"/>
          <table:table-cell table:style-name="ce26" office:value-type="string" calcext:value-type="string" table:number-columns-spanned="3" table:number-rows-spanned="1">
            <text:p>Slope </text:p>
            <text:p>Calculation</text:p>
            <text:p>(Without Partial Pivoting)</text:p>
          </table:table-cell>
          <table:covered-table-cell table:number-columns-repeated="2" table:style-name="ce29"/>
        </table:table-row>
        <table:table-row table:style-name="ro1"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T1(N)</text:p>
          </table:table-cell>
          <table:table-cell table:style-name="ce19" office:value-type="string" calcext:value-type="string">
            <text:p>Log(n)</text:p>
          </table:table-cell>
          <table:table-cell table:style-name="ce22" office:value-type="string" calcext:value-type="string">
            <text:p>Time T1(n)</text:p>
          </table:table-cell>
          <table:table-cell table:style-name="ce22" office:value-type="string" calcext:value-type="string">
            <text:p>Log(T1(n))</text:p>
          </table:table-cell>
          <table:table-cell table:style-name="ce24" office:value-type="string" calcext:value-type="string">
            <text:p>Time T1(n)</text:p>
          </table:table-cell>
          <table:table-cell table:style-name="ce24" office:value-type="string" calcext:value-type="string">
            <text:p>Log(T1(n))</text:p>
          </table:table-cell>
          <table:table-cell table:style-name="ce26" office:value-type="string" calcext:value-type="string">
            <text:p>Y2 – Y1</text:p>
          </table:table-cell>
          <table:table-cell table:style-name="ce26" office:value-type="string" calcext:value-type="string">
            <text:p>X2 – X1</text:p>
          </table:table-cell>
          <table:table-cell table:style-name="ce26" office:value-type="string" calcext:value-type="string">
            <text:p>Slope</text:p>
          </table:table-cell>
          <table:table-cell table:style-name="ce26" office:value-type="string" calcext:value-type="string">
            <text:p>Y2 – Y1</text:p>
          </table:table-cell>
          <table:table-cell table:style-name="ce26" office:value-type="string" calcext:value-type="string">
            <text:p>X2 – X1</text:p>
          </table:table-cell>
          <table:table-cell table:style-name="ce26" office:value-type="string" calcext:value-type="string">
            <text:p>Slop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1550" calcext:value-type="float">
            <text:p>681550</text:p>
          </table:table-cell>
          <table:table-cell table:formula="of:=LOG10([.A3])" office:value-type="float" office:value="2" calcext:value-type="float">
            <text:p>2.000</text:p>
          </table:table-cell>
          <table:table-cell office:value-type="float" office:value="0.2974" calcext:value-type="float">
            <text:p>0.297</text:p>
          </table:table-cell>
          <table:table-cell table:formula="of:=LOG10([.D3])" office:value-type="float" office:value="-0.526659035814065" calcext:value-type="float">
            <text:p>-0.527</text:p>
          </table:table-cell>
          <table:table-cell office:value-type="float" office:value="0.2941" calcext:value-type="float">
            <text:p>0.294</text:p>
          </table:table-cell>
          <table:table-cell table:formula="of:=LOG10([.F3])" office:value-type="float" office:value="-0.531504975492931" calcext:value-type="float">
            <text:p>-0.532</text:p>
          </table:table-cell>
          <table:table-cell table:formula="of:=[.E4]-[.E3]" office:value-type="float" office:value="0.921985428883415" calcext:value-type="float">
            <text:p>0.922</text:p>
          </table:table-cell>
          <table:table-cell table:formula="of:=[.C4]-[.C3]" office:value-type="float" office:value="0.301029995663981" calcext:value-type="float">
            <text:p>0.301</text:p>
          </table:table-cell>
          <table:table-cell table:formula="of:=[.H3]/[.I3]" office:value-type="float" office:value="3.06276929928459" calcext:value-type="float">
            <text:p>3.063</text:p>
          </table:table-cell>
          <table:table-cell table:formula="of:=[.G4]-[.G3]" office:value-type="float" office:value="0.920671059857463" calcext:value-type="float">
            <text:p>0.921</text:p>
          </table:table-cell>
          <table:table-cell table:formula="of:=[.C4]-[.C3]" office:value-type="float" office:value="0.301029995663981" calcext:value-type="float">
            <text:p>0.301</text:p>
          </table:table-cell>
          <table:table-cell table:formula="of:=[.K3]/[.L3]" office:value-type="float" office:value="3.05840305989023" calcext:value-type="float">
            <text:p>3.0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93100" calcext:value-type="float">
            <text:p>5393100</text:p>
          </table:table-cell>
          <table:table-cell table:formula="of:=LOG10([.A4])" office:value-type="float" office:value="2.30102999566398" calcext:value-type="float">
            <text:p>2.301</text:p>
          </table:table-cell>
          <table:table-cell office:value-type="float" office:value="2.485" calcext:value-type="float">
            <text:p>2.485</text:p>
          </table:table-cell>
          <table:table-cell table:formula="of:=LOG10([.D4])" office:value-type="float" office:value="0.395326393069351" calcext:value-type="float">
            <text:p>0.395</text:p>
          </table:table-cell>
          <table:table-cell office:value-type="float" office:value="2.45" calcext:value-type="float">
            <text:p>2.450</text:p>
          </table:table-cell>
          <table:table-cell table:formula="of:=LOG10([.F4])" office:value-type="float" office:value="0.389166084364532" calcext:value-type="float">
            <text:p>0.389</text:p>
          </table:table-cell>
          <table:table-cell table:formula="of:=[.E5]-[.E4]" office:value-type="float" office:value="0.536995138919942" calcext:value-type="float">
            <text:p>0.537</text:p>
          </table:table-cell>
          <table:table-cell table:formula="of:=[.C5]-[.C4]" office:value-type="float" office:value="0.176091259055681" calcext:value-type="float">
            <text:p>0.176</text:p>
          </table:table-cell>
          <table:table-cell table:formula="of:=[.H4]/[.I4]" office:value-type="float" office:value="3.04952751090354" calcext:value-type="float">
            <text:p>3.050</text:p>
          </table:table-cell>
          <table:table-cell table:formula="of:=[.G5]-[.G4]" office:value-type="float" office:value="0.519318934514117" calcext:value-type="float">
            <text:p>0.519</text:p>
          </table:table-cell>
          <table:table-cell table:formula="of:=[.C5]-[.C4]" office:value-type="float" office:value="0.176091259055681" calcext:value-type="float">
            <text:p>0.176</text:p>
          </table:table-cell>
          <table:table-cell table:formula="of:=[.K4]/[.L4]" office:value-type="float" office:value="2.94914658058016" calcext:value-type="float">
            <text:p>2.9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134650" calcext:value-type="float">
            <text:p>18134650</text:p>
          </table:table-cell>
          <table:table-cell table:formula="of:=LOG10([.A5])" office:value-type="float" office:value="2.47712125471966" calcext:value-type="float">
            <text:p>2.477</text:p>
          </table:table-cell>
          <table:table-cell office:value-type="float" office:value="8.557" calcext:value-type="float">
            <text:p>8.557</text:p>
          </table:table-cell>
          <table:table-cell table:formula="of:=LOG10([.D5])" office:value-type="float" office:value="0.932321531989293" calcext:value-type="float">
            <text:p>0.932</text:p>
          </table:table-cell>
          <table:table-cell office:value-type="float" office:value="8.1" calcext:value-type="float">
            <text:p>8.100</text:p>
          </table:table-cell>
          <table:table-cell table:formula="of:=LOG10([.F5])" office:value-type="float" office:value="0.90848501887865" calcext:value-type="float">
            <text:p>0.908</text:p>
          </table:table-cell>
          <table:table-cell table:formula="of:=[.E6]-[.E5]" office:value-type="float" office:value="0.374253596107156" calcext:value-type="float">
            <text:p>0.374</text:p>
          </table:table-cell>
          <table:table-cell table:formula="of:=[.C6]-[.C5]" office:value-type="float" office:value="0.1249387366083" calcext:value-type="float">
            <text:p>0.125</text:p>
          </table:table-cell>
          <table:table-cell table:formula="of:=[.H5]/[.I5]" office:value-type="float" office:value="2.99549688324841" calcext:value-type="float">
            <text:p>2.995</text:p>
          </table:table-cell>
          <table:table-cell table:formula="of:=[.G6]-[.G5]" office:value-type="float" office:value="0.374069123973153" calcext:value-type="float">
            <text:p>0.374</text:p>
          </table:table-cell>
          <table:table-cell table:formula="of:=[.C6]-[.C5]" office:value-type="float" office:value="0.1249387366083" calcext:value-type="float">
            <text:p>0.125</text:p>
          </table:table-cell>
          <table:table-cell table:formula="of:=[.K5]/[.L5]" office:value-type="float" office:value="2.99402038253285" calcext:value-type="float">
            <text:p>2.9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906200" calcext:value-type="float">
            <text:p>42906200</text:p>
          </table:table-cell>
          <table:table-cell table:formula="of:=LOG10([.A6])" office:value-type="float" office:value="2.60205999132796" calcext:value-type="float">
            <text:p>2.602</text:p>
          </table:table-cell>
          <table:table-cell office:value-type="float" office:value="20.257" calcext:value-type="float">
            <text:p>20.257</text:p>
          </table:table-cell>
          <table:table-cell table:formula="of:=LOG10([.D6])" office:value-type="float" office:value="1.30657512809645" calcext:value-type="float">
            <text:p>1.307</text:p>
          </table:table-cell>
          <table:table-cell office:value-type="float" office:value="19.167" calcext:value-type="float">
            <text:p>19.167</text:p>
          </table:table-cell>
          <table:table-cell table:formula="of:=LOG10([.F6])" office:value-type="float" office:value="1.2825541428518" calcext:value-type="float">
            <text:p>1.283</text:p>
          </table:table-cell>
          <table:table-cell table:formula="of:=[.E7]-[.E6]" office:value-type="float" office:value="0.285034788476851" calcext:value-type="float">
            <text:p>0.285</text:p>
          </table:table-cell>
          <table:table-cell table:formula="of:=[.C7]-[.C6]" office:value-type="float" office:value="0.0969100130080562" calcext:value-type="float">
            <text:p>0.097</text:p>
          </table:table-cell>
          <table:table-cell table:formula="of:=[.H6]/[.I6]" office:value-type="float" office:value="2.94123155729177" calcext:value-type="float">
            <text:p>2.941</text:p>
          </table:table-cell>
          <table:table-cell table:formula="of:=[.G7]-[.G6]" office:value-type="float" office:value="0.292032666342016" calcext:value-type="float">
            <text:p>0.292</text:p>
          </table:table-cell>
          <table:table-cell table:formula="of:=[.C7]-[.C6]" office:value-type="float" office:value="0.0969100130080562" calcext:value-type="float">
            <text:p>0.097</text:p>
          </table:table-cell>
          <table:table-cell table:formula="of:=[.K6]/[.L6]" office:value-type="float" office:value="3.01344161740788" calcext:value-type="float">
            <text:p>3.0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707750" calcext:value-type="float">
            <text:p>83707750</text:p>
          </table:table-cell>
          <table:table-cell table:formula="of:=LOG10([.A7])" office:value-type="float" office:value="2.69897000433602" calcext:value-type="float">
            <text:p>2.699</text:p>
          </table:table-cell>
          <table:table-cell office:value-type="float" office:value="39.049" calcext:value-type="float">
            <text:p>39.049</text:p>
          </table:table-cell>
          <table:table-cell table:formula="of:=LOG10([.D7])" office:value-type="float" office:value="1.5916099165733" calcext:value-type="float">
            <text:p>1.592</text:p>
          </table:table-cell>
          <table:table-cell office:value-type="float" office:value="37.548" calcext:value-type="float">
            <text:p>37.548</text:p>
          </table:table-cell>
          <table:table-cell table:formula="of:=LOG10([.F7])" office:value-type="float" office:value="1.57458680919382" calcext:value-type="float">
            <text:p>1.575</text:p>
          </table:table-cell>
          <table:table-cell table:formula="of:=[.E8]-[.E7]" office:value-type="float" office:value="0.247673251643274" calcext:value-type="float">
            <text:p>0.248</text:p>
          </table:table-cell>
          <table:table-cell table:formula="of:=[.C8]-[.C7]" office:value-type="float" office:value="0.0791812460476247" calcext:value-type="float">
            <text:p>0.079</text:p>
          </table:table-cell>
          <table:table-cell table:formula="of:=[.H7]/[.I7]" office:value-type="float" office:value="3.12792819014628" calcext:value-type="float">
            <text:p>3.128</text:p>
          </table:table-cell>
          <table:table-cell table:formula="of:=[.G8]-[.G7]" office:value-type="float" office:value="0.241780451081802" calcext:value-type="float">
            <text:p>0.242</text:p>
          </table:table-cell>
          <table:table-cell table:formula="of:=[.C8]-[.C7]" office:value-type="float" office:value="0.0791812460476247" calcext:value-type="float">
            <text:p>0.079</text:p>
          </table:table-cell>
          <table:table-cell table:formula="of:=[.K7]/[.L7]" office:value-type="float" office:value="3.05350652017246" calcext:value-type="float">
            <text:p>3.0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539300" calcext:value-type="float">
            <text:p>144539300</text:p>
          </table:table-cell>
          <table:table-cell table:formula="of:=LOG10([.A8])" office:value-type="float" office:value="2.77815125038364" calcext:value-type="float">
            <text:p>2.778</text:p>
          </table:table-cell>
          <table:table-cell office:value-type="float" office:value="69.069" calcext:value-type="float">
            <text:p>69.069</text:p>
          </table:table-cell>
          <table:table-cell table:formula="of:=LOG10([.D8])" office:value-type="float" office:value="1.83928316821657" calcext:value-type="float">
            <text:p>1.839</text:p>
          </table:table-cell>
          <table:table-cell office:value-type="float" office:value="65.519" calcext:value-type="float">
            <text:p>65.519</text:p>
          </table:table-cell>
          <table:table-cell table:formula="of:=LOG10([.F8])" office:value-type="float" office:value="1.81636726027562" calcext:value-type="float">
            <text:p>1.816</text:p>
          </table:table-cell>
          <table:table-cell table:formula="of:=[.E9]-[.E8]" office:value-type="float" office:value="0.19653465978541" calcext:value-type="float">
            <text:p>0.197</text:p>
          </table:table-cell>
          <table:table-cell table:formula="of:=[.C9]-[.C8]" office:value-type="float" office:value="0.0669467896306135" calcext:value-type="float">
            <text:p>0.067</text:p>
          </table:table-cell>
          <table:table-cell table:formula="of:=[.H8]/[.I8]" office:value-type="float" office:value="2.93568460668259" calcext:value-type="float">
            <text:p>2.936</text:p>
          </table:table-cell>
          <table:table-cell table:formula="of:=[.G9]-[.G8]" office:value-type="float" office:value="0.202790587463662" calcext:value-type="float">
            <text:p>0.203</text:p>
          </table:table-cell>
          <table:table-cell table:formula="of:=[.C9]-[.C8]" office:value-type="float" office:value="0.0669467896306135" calcext:value-type="float">
            <text:p>0.067</text:p>
          </table:table-cell>
          <table:table-cell table:formula="of:=[.K8]/[.L8]" office:value-type="float" office:value="3.0291308751709" calcext:value-type="float">
            <text:p>3.0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9400850" calcext:value-type="float">
            <text:p>229400850</text:p>
          </table:table-cell>
          <table:table-cell table:formula="of:=LOG10([.A9])" office:value-type="float" office:value="2.84509804001426" calcext:value-type="float">
            <text:p>2.845</text:p>
          </table:table-cell>
          <table:table-cell office:value-type="float" office:value="108.597" calcext:value-type="float">
            <text:p>108.597</text:p>
          </table:table-cell>
          <table:table-cell table:formula="of:=LOG10([.D9])" office:value-type="float" office:value="2.03581782800198" calcext:value-type="float">
            <text:p>2.036</text:p>
          </table:table-cell>
          <table:table-cell office:value-type="float" office:value="104.51" calcext:value-type="float">
            <text:p>104.510</text:p>
          </table:table-cell>
          <table:table-cell table:formula="of:=LOG10([.F9])" office:value-type="float" office:value="2.01915784773928" calcext:value-type="float">
            <text:p>2.019</text:p>
          </table:table-cell>
          <table:table-cell table:formula="of:=[.E10]-[.E9]" office:value-type="float" office:value="0.17325194057938" calcext:value-type="float">
            <text:p>0.173</text:p>
          </table:table-cell>
          <table:table-cell table:formula="of:=[.C10]-[.C9]" office:value-type="float" office:value="0.0579919469776868" calcext:value-type="float">
            <text:p>0.058</text:p>
          </table:table-cell>
          <table:table-cell table:formula="of:=[.H9]/[.I9]" office:value-type="float" office:value="2.98751722624593" calcext:value-type="float">
            <text:p>2.988</text:p>
          </table:table-cell>
          <table:table-cell table:formula="of:=[.G10]-[.G9]" office:value-type="float" office:value="0.176298985888887" calcext:value-type="float">
            <text:p>0.176</text:p>
          </table:table-cell>
          <table:table-cell table:formula="of:=[.C10]-[.C9]" office:value-type="float" office:value="0.0579919469776868" calcext:value-type="float">
            <text:p>0.058</text:p>
          </table:table-cell>
          <table:table-cell table:formula="of:=[.K9]/[.L9]" office:value-type="float" office:value="3.04005978548574" calcext:value-type="float">
            <text:p>3.04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42292400" calcext:value-type="float">
            <text:p>342292400</text:p>
          </table:table-cell>
          <table:table-cell table:formula="of:=LOG10([.A10])" office:value-type="float" office:value="2.90308998699194" calcext:value-type="float">
            <text:p>2.903</text:p>
          </table:table-cell>
          <table:table-cell office:value-type="float" office:value="161.834" calcext:value-type="float">
            <text:p>161.834</text:p>
          </table:table-cell>
          <table:table-cell table:formula="of:=LOG10([.D10])" office:value-type="float" office:value="2.20906976858136" calcext:value-type="float">
            <text:p>2.209</text:p>
          </table:table-cell>
          <table:table-cell office:value-type="float" office:value="156.84" calcext:value-type="float">
            <text:p>156.840</text:p>
          </table:table-cell>
          <table:table-cell table:formula="of:=LOG10([.F10])" office:value-type="float" office:value="2.19545683362817" calcext:value-type="float">
            <text:p>2.195</text:p>
          </table:table-cell>
          <table:table-cell table:formula="of:=[.E11]-[.E10]" office:value-type="float" office:value="0.1541284004344" calcext:value-type="float">
            <text:p>0.154</text:p>
          </table:table-cell>
          <table:table-cell table:formula="of:=[.C11]-[.C10]" office:value-type="float" office:value="0.051152522447381" calcext:value-type="float">
            <text:p>0.051</text:p>
          </table:table-cell>
          <table:table-cell table:formula="of:=[.H10]/[.I10]" office:value-type="float" office:value="3.01311436973509" calcext:value-type="float">
            <text:p>3.013</text:p>
          </table:table-cell>
          <table:table-cell table:formula="of:=[.G11]-[.G10]" office:value-type="float" office:value="0.15239012351575" calcext:value-type="float">
            <text:p>0.152</text:p>
          </table:table-cell>
          <table:table-cell table:formula="of:=[.C11]-[.C10]" office:value-type="float" office:value="0.051152522447381" calcext:value-type="float">
            <text:p>0.051</text:p>
          </table:table-cell>
          <table:table-cell table:formula="of:=[.K10]/[.L10]" office:value-type="float" office:value="2.97913213708099" calcext:value-type="float">
            <text:p>2.9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87213950" calcext:value-type="float">
            <text:p>487213950</text:p>
          </table:table-cell>
          <table:table-cell table:formula="of:=LOG10([.A11])" office:value-type="float" office:value="2.95424250943932" calcext:value-type="float">
            <text:p>2.954</text:p>
          </table:table-cell>
          <table:table-cell office:value-type="float" office:value="230.78" calcext:value-type="float">
            <text:p>230.780</text:p>
          </table:table-cell>
          <table:table-cell table:formula="of:=LOG10([.D11])" office:value-type="float" office:value="2.36319816901576" calcext:value-type="float">
            <text:p>2.363</text:p>
          </table:table-cell>
          <table:table-cell office:value-type="float" office:value="222.765" calcext:value-type="float">
            <text:p>222.765</text:p>
          </table:table-cell>
          <table:table-cell table:formula="of:=LOG10([.F11])" office:value-type="float" office:value="2.34784695714392" calcext:value-type="float">
            <text:p>2.348</text:p>
          </table:table-cell>
          <table:table-cell table:formula="of:=[.E12]-[.E11]" office:value-type="float" office:value="0.13197415326451" calcext:value-type="float">
            <text:p>0.132</text:p>
          </table:table-cell>
          <table:table-cell table:formula="of:=[.C12]-[.C11]" office:value-type="float" office:value="0.0457574905606752" calcext:value-type="float">
            <text:p>0.046</text:p>
          </table:table-cell>
          <table:table-cell table:formula="of:=[.H11]/[.I11]" office:value-type="float" office:value="2.88420871965235" calcext:value-type="float">
            <text:p>2.884</text:p>
          </table:table-cell>
          <table:table-cell table:formula="of:=[.G12]-[.G11]" office:value-type="float" office:value="0.137775109561654" calcext:value-type="float">
            <text:p>0.138</text:p>
          </table:table-cell>
          <table:table-cell table:formula="of:=[.C12]-[.C11]" office:value-type="float" office:value="0.0457574905606752" calcext:value-type="float">
            <text:p>0.046</text:p>
          </table:table-cell>
          <table:table-cell table:formula="of:=[.K11]/[.L11]" office:value-type="float" office:value="3.01098482179573" calcext:value-type="float">
            <text:p>3.0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8165500" calcext:value-type="float">
            <text:p>668165500</text:p>
          </table:table-cell>
          <table:table-cell table:formula="of:=LOG10([.A12])" office:value-type="float" office:value="3" calcext:value-type="float">
            <text:p>3.000</text:p>
          </table:table-cell>
          <table:table-cell office:value-type="float" office:value="312.732" calcext:value-type="float">
            <text:p>312.732</text:p>
          </table:table-cell>
          <table:table-cell table:formula="of:=LOG10([.D12])" office:value-type="float" office:value="2.49517232228027" calcext:value-type="float">
            <text:p>2.495</text:p>
          </table:table-cell>
          <table:table-cell office:value-type="float" office:value="305.93" calcext:value-type="float">
            <text:p>305.930</text:p>
          </table:table-cell>
          <table:table-cell table:formula="of:=LOG10([.F12])" office:value-type="float" office:value="2.48562206670557" calcext:value-type="float">
            <text:p>2.486</text:p>
          </table:table-cell>
          <table:table-cell table:style-name="ce28" office:value-type="string" calcext:value-type="string" table:number-columns-spanned="2" table:number-rows-spanned="1">
            <text:p>Approx Slope</text:p>
          </table:table-cell>
          <table:covered-table-cell table:formula="of:=[.C13]-[.C12]" office:value-type="float" office:value="-3" calcext:value-type="float">
            <text:p>-3.000</text:p>
          </table:covered-table-cell>
          <table:table-cell table:formula="of:=AVERAGE([.J3:.J11])" office:value-type="float" office:value="2.99971981813228" calcext:value-type="float">
            <text:p>3.000</text:p>
          </table:table-cell>
          <table:table-cell table:style-name="ce28" office:value-type="string" calcext:value-type="string" table:number-columns-spanned="2" table:number-rows-spanned="1">
            <text:p>Approx Slope</text:p>
          </table:table-cell>
          <table:covered-table-cell table:formula="of:=[.C13]-[.C12]" office:value-type="float" office:value="-3" calcext:value-type="float">
            <text:p>-3.000</text:p>
          </table:covered-table-cell>
          <table:table-cell table:formula="of:=AVERAGE([.M3:.M11])" office:value-type="float" office:value="3.01420286445744" calcext:value-type="float">
            <text:p>3.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5T15:24:16.873776669</meta:creation-date>
    <meta:generator>LibreOffice/6.0.7.3$Linux_X86_64 LibreOffice_project/00m0$Build-3</meta:generator>
    <dc:date>2021-12-05T17:32:20.853524417</dc:date>
    <meta:editing-duration>PT1H55M49S</meta:editing-duration>
    <meta:editing-cycles>30</meta:editing-cycles>
    <meta:document-statistic meta:table-count="3" meta:cell-count="4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31cm" svg:height="7.411cm" xlink:href=".." xlink:type="simple" chart:class="chart:scatter" chart:style-name="ch1">
        <chart:title svg:x="2.429cm" svg:y="0.284cm" chart:style-name="ch2">
          <text:p>Without Partial Pivoting (Slope ~ 3.014)</text:p>
        </chart:title>
        <chart:plot-area chart:style-name="ch3" table:cell-range-address="qn_1iv.C3:qn_1iv.C12 qn_1iv.G3:qn_1iv.G12" svg:x="1.267cm" svg:y="1.211cm" svg:width="11.308cm" svg:height="5.071cm">
          <chartooo:coordinate-region svg:x="2.471cm" svg:y="1.41cm" svg:width="9.679cm" svg:height="4.673cm"/>
          <chart:axis chart:dimension="x" chart:name="primary-x" chart:style-name="ch4">
            <chart:title svg:x="6.176cm" svg:y="6.43cm" chart:style-name="ch5">
              <text:p>Log10(N)</text:p>
            </chart:title>
            <chart:grid chart:style-name="ch6" chart:class="major"/>
          </chart:axis>
          <chart:axis chart:dimension="y" chart:name="primary-y" chart:style-name="ch4">
            <chart:title svg:x="0.451cm" svg:y="4.69cm" chart:style-name="ch7">
              <text:p>Log10(T(N))</text:p>
            </chart:title>
            <chart:grid chart:style-name="ch6" chart:class="major"/>
          </chart:axis>
          <chart:series chart:style-name="ch8" chart:values-cell-range-address="qn_1iv.G3:qn_1iv.G12" chart:class="chart:scatter">
            <chart:domain table:cell-range-address="qn_1iv.C3:qn_1iv.C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qn_1iv.C3:qn_1iv.C12</svg:desc>
                </draw:g>
              </table:table-cell>
              <table:table-cell office:value-type="float" office:value="-0.531504975492931">
                <text:p>-0.531504975492931</text:p>
                <draw:g>
                  <svg:desc>qn_1iv.G3:qn_1iv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0.389166084364532">
                <text:p>0.389166084364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.90848501887865">
                <text:p>0.90848501887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1.2825541428518">
                <text:p>1.2825541428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1.57458680919382">
                <text:p>1.57458680919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1.81636726027562">
                <text:p>1.81636726027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2.01915784773928">
                <text:p>2.01915784773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19545683362817">
                <text:p>2.19545683362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2.34784695714392">
                <text:p>2.34784695714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.48562206670557">
                <text:p>2.48562206670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72cm" svg:height="7.353cm" xlink:href=".." xlink:type="simple" chart:class="chart:scatter" chart:style-name="ch1">
        <chart:title svg:x="2.854cm" svg:y="0.283cm" chart:style-name="ch2">
          <text:p>With Partial Pivoting (Slope ~ 3.000)</text:p>
        </chart:title>
        <chart:plot-area chart:style-name="ch3" table:cell-range-address="qn_1iv.C3:qn_1iv.C12 qn_1iv.E3:qn_1iv.E12" svg:x="1.272cm" svg:y="1.209cm" svg:width="11.539cm" svg:height="5.016cm">
          <chartooo:coordinate-region svg:x="2.476cm" svg:y="1.408cm" svg:width="9.91cm" svg:height="4.618cm"/>
          <chart:axis chart:dimension="x" chart:name="primary-x" chart:style-name="ch4">
            <chart:title svg:x="6.296cm" svg:y="6.372cm" chart:style-name="ch5">
              <text:p>Log10(N)</text:p>
            </chart:title>
            <chart:grid chart:style-name="ch6" chart:class="major"/>
          </chart:axis>
          <chart:axis chart:dimension="y" chart:name="primary-y" chart:style-name="ch4">
            <chart:title svg:x="0.451cm" svg:y="4.753cm" chart:style-name="ch7">
              <text:p>Log10(T1(N))</text:p>
            </chart:title>
            <chart:grid chart:style-name="ch6" chart:class="major"/>
          </chart:axis>
          <chart:series chart:style-name="ch8" chart:values-cell-range-address="qn_1iv.E3:qn_1iv.E12" chart:class="chart:scatter">
            <chart:domain table:cell-range-address="qn_1iv.C3:qn_1iv.C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qn_1iv.C3:qn_1iv.C12</svg:desc>
                </draw:g>
              </table:table-cell>
              <table:table-cell office:value-type="float" office:value="-0.526659035814065">
                <text:p>-0.526659035814065</text:p>
                <draw:g>
                  <svg:desc>qn_1iv.E3:qn_1iv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0.395326393069351">
                <text:p>0.395326393069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7712125471966">
                <text:p>2.47712125471966</text:p>
              </table:table-cell>
              <table:table-cell office:value-type="float" office:value="0.932321531989293">
                <text:p>0.932321531989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1.30657512809645">
                <text:p>1.30657512809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9897000433602">
                <text:p>2.69897000433602</text:p>
              </table:table-cell>
              <table:table-cell office:value-type="float" office:value="1.5916099165733">
                <text:p>1.5916099165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1.83928316821657">
                <text:p>1.83928316821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2.03581782800198">
                <text:p>2.03581782800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20906976858136">
                <text:p>2.20906976858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5424250943932">
                <text:p>2.95424250943932</text:p>
              </table:table-cell>
              <table:table-cell office:value-type="float" office:value="2.36319816901576">
                <text:p>2.36319816901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.49517232228027">
                <text:p>2.495172322280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